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5cae" officeooo:paragraph-rsid="00135c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4T15:40:15.489024336</meta:creation-date>
    <dc:date>2026-02-14T15:40:43.044767259</dc:date>
    <meta:editing-duration>PT28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25.8.4.2$Linux_X86_64 LibreOffice_project/580$Build-2</meta:generator>
  </office:meta>
</office:document-meta>
</file>